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sans-serif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31e5fb3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1" style:family="paragraph" style:parent-style-name="Index">
      <style:paragraph-properties fo:text-align="start" style:justify-single-word="false"/>
      <style:text-properties officeooo:paragraph-rsid="0002d659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text-properties officeooo:rsid="061ae20f" officeooo:paragraph-rsid="061ae20f"/>
    </style:style>
    <style:style style:name="P15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0b5804" officeooo:paragraph-rsid="003596f7"/>
    </style:style>
    <style:style style:name="P1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2">
      <style:text-properties officeooo:paragraph-rsid="053e5007"/>
    </style:style>
    <style:style style:name="P24" style:family="paragraph" style:parent-style-name="Heading_20_2">
      <style:text-properties officeooo:paragraph-rsid="05ada119"/>
    </style:style>
    <style:style style:name="P25" style:family="paragraph" style:parent-style-name="Heading_20_2">
      <style:text-properties officeooo:rsid="05b332b5"/>
    </style:style>
    <style:style style:name="P26" style:family="paragraph" style:parent-style-name="Heading_20_2">
      <style:text-properties officeooo:rsid="05b332b5" officeooo:paragraph-rsid="05b332b5"/>
    </style:style>
    <style:style style:name="P27" style:family="paragraph" style:parent-style-name="Heading_20_2" style:list-style-name="">
      <style:text-properties style:font-name="Consolas"/>
    </style:style>
    <style:style style:name="P28" style:family="paragraph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text-properties officeooo:paragraph-rsid="04d2a5e3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4d2a5e3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paragraph-properties fo:break-before="page"/>
      <style:text-properties officeooo:rsid="05cc8a78" officeooo:paragraph-rsid="05cc8a78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1">
      <style:paragraph-properties fo:break-before="page"/>
      <style:text-properties officeooo:paragraph-rsid="06738a4f"/>
    </style:style>
    <style:style style:name="P3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1" style:family="paragraph" style:parent-style-name="Text_20_body">
      <style:text-properties style:font-name="Times New Roman1" officeooo:rsid="02c07c14"/>
    </style:style>
    <style:style style:name="P42" style:family="paragraph" style:parent-style-name="Text_20_body" style:list-style-name="L1">
      <style:text-properties style:font-name="Times New Roman1" officeooo:rsid="02c07c14" officeooo:paragraph-rsid="02c07c14"/>
    </style:style>
    <style:style style:name="P43" style:family="paragraph" style:parent-style-name="Text_20_body" style:list-style-name="L1">
      <style:text-properties style:font-name="Times New Roman1" officeooo:rsid="02c07c14" officeooo:paragraph-rsid="02d79272"/>
    </style:style>
    <style:style style:name="P44" style:family="paragraph" style:parent-style-name="Text_20_body" style:list-style-name="L1">
      <style:text-properties style:font-name="Times New Roman1" officeooo:rsid="02c694e2" officeooo:paragraph-rsid="02c694e2"/>
    </style:style>
    <style:style style:name="P45" style:family="paragraph" style:parent-style-name="Text_20_body" style:list-style-name="L2">
      <style:text-properties style:font-name="Times New Roman1" officeooo:rsid="02c25302" officeooo:paragraph-rsid="02c25302"/>
    </style:style>
    <style:style style:name="P46" style:family="paragraph" style:parent-style-name="Text_20_body" style:list-style-name="L5">
      <style:text-properties style:font-name="Times New Roman1" officeooo:rsid="016f9575" officeooo:paragraph-rsid="016f9575"/>
    </style:style>
    <style:style style:name="P47" style:family="paragraph" style:parent-style-name="Text_20_body" style:list-style-name="L5">
      <style:text-properties style:font-name="Times New Roman1" officeooo:rsid="016f9575" officeooo:paragraph-rsid="032ec10b"/>
    </style:style>
    <style:style style:name="P4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9" style:family="paragraph" style:parent-style-name="Text_20_body" style:list-style-name="L3">
      <style:text-properties officeooo:rsid="02d35e24" officeooo:paragraph-rsid="02d35e24"/>
    </style:style>
    <style:style style:name="P5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1" style:family="paragraph" style:parent-style-name="Text_20_body" style:list-style-name="L5">
      <style:text-properties officeooo:paragraph-rsid="030b3fb7"/>
    </style:style>
    <style:style style:name="P52" style:family="paragraph" style:parent-style-name="Text_20_body">
      <style:text-properties officeooo:paragraph-rsid="06738a4f"/>
    </style:style>
    <style:style style:name="P53" style:family="paragraph" style:parent-style-name="Text_20_body">
      <style:text-properties officeooo:rsid="02c6c633" officeooo:paragraph-rsid="02c6c633"/>
    </style:style>
    <style:style style:name="P54" style:family="paragraph" style:parent-style-name="Text_20_body">
      <style:text-properties officeooo:rsid="02d0c423" officeooo:paragraph-rsid="02d0c423"/>
    </style:style>
    <style:style style:name="P55" style:family="paragraph" style:parent-style-name="Text_20_body">
      <style:text-properties officeooo:rsid="02d5c322" officeooo:paragraph-rsid="02d5c322"/>
    </style:style>
    <style:style style:name="P56" style:family="paragraph" style:parent-style-name="Text_20_body">
      <style:text-properties officeooo:rsid="02d802d1" officeooo:paragraph-rsid="02d802d1"/>
    </style:style>
    <style:style style:name="P5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58" style:family="paragraph" style:parent-style-name="Text_20_body">
      <style:text-properties officeooo:rsid="02dc17bd" officeooo:paragraph-rsid="02dc17bd"/>
    </style:style>
    <style:style style:name="P59" style:family="paragraph" style:parent-style-name="Text_20_body" style:list-style-name="L9"/>
    <style:style style:name="P60" style:family="paragraph" style:parent-style-name="Text_20_body" style:list-style-name="L10"/>
    <style:style style:name="P61" style:family="paragraph" style:parent-style-name="Text_20_body" style:list-style-name="L11"/>
    <style:style style:name="P62" style:family="paragraph" style:parent-style-name="Text_20_body" style:list-style-name="L12">
      <style:text-properties officeooo:paragraph-rsid="0678e083"/>
    </style:style>
    <style:style style:name="P63" style:family="paragraph" style:parent-style-name="Text_20_body" style:list-style-name="L13">
      <style:text-properties officeooo:paragraph-rsid="06825380"/>
    </style:style>
    <style:style style:name="P64" style:family="paragraph" style:list-style-name="L7"/>
    <style:style style:name="P65" style:family="paragraph" style:list-style-name="L8"/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8e083"/>
    </style:style>
    <style:style style:name="T19" style:family="text">
      <style:text-properties officeooo:rsid="067fadb6"/>
    </style:style>
    <style:style style:name="T20" style:family="text">
      <style:text-properties officeooo:rsid="067991a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4830640" text:id="ct104830640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104830160" text:id="ct104830160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4831120" text:id="ct104831120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4830880" text:id="ct104830880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4831360" text:id="ct104831360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P30" text:outline-level="1"/>
          </text:deletion>
        </text:changed-region>
        <text:changed-region xml:id="ct104832320" text:id="ct10483232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775918509" text:style-name="L1">
              <text:list-item>
                <text:p text:style-name="P42">Neues Standardtheme "impro17"</text:p>
              </text:list-item>
              <text:list-item>
                <text:p text:style-name="P42">Shortcut zum Leeren des Caches hinzugefügt</text:p>
              </text:list-item>
              <text:list-item>
                <text:p text:style-name="P43">ViewBag hinzugefügt</text:p>
              </text:list-item>
              <text:list-item>
                <text:p text:style-name="P43">Funktion Request::getVar() hinzugefügt</text:p>
              </text:list-item>
              <text:list-item>
                <text:p text:style-name="P42">Anzahl der gefundenen Datensätze wird nun angezeigt</text:p>
              </text:list-item>
              <text:list-item>
                <text:p text:style-name="P42">Content-Typen können nun auf entsprechende Model Klassen gemappt werden</text:p>
              </text:list-item>
              <text:list-item>
                <text:p text:style-name="P42">Man kann nun schon beim Anlegen eines Benutzers eine Gruppe wählen</text:p>
              </text:list-item>
              <text:list-item>
                <text:p text:style-name="P42">PHP_ICO auf Version 1.0.4 aktualisiert</text:p>
              </text:list-item>
              <text:list-item>
                <text:p text:style-name="P42">request_logging ist nun in der cms-config Datei einstellbar. Es ist in den Voreinstellungen deaktiviert.</text:p>
              </text:list-item>
              <text:list-item>
                <text:p text:style-name="P42">Link "Ein weiteres Paket installieren" hinzugefügt</text:p>
              </text:list-item>
              <text:list-item>
                <text:p text:style-name="P42">Themes können nun auch Sprachdateien haben</text:p>
              </text:list-item>
              <text:list-item>
                <text:p text:style-name="P42">Link "Anzeigen" unter "Seite Bearbeiten" hinzugefügt</text:p>
              </text:list-item>
              <text:list-item>
                <text:p text:style-name="P42">Funktionen zu Database Klasse hinzugefügt</text:p>
                <text:list>
                  <text:list-item>
                    <text:p text:style-name="P42">Database::fetchFirst()</text:p>
                  </text:list-item>
                  <text:list-item>
                    <text:p text:style-name="P42">Database::fetchFirstOrDefault()</text:p>
                  </text:list-item>
                  <text:list-item>
                    <text:p text:style-name="P42">Database::fetchSingle()</text:p>
                  </text:list-item>
                  <text:list-item>
                    <text:p text:style-name="P42">Database::fetchSingleOrDefault()</text:p>
                  </text:list-item>
                  <text:list-item>
                    <text:p text:style-name="P42">Database::any()</text:p>
                  </text:list-item>
                </text:list>
              </text:list-item>
              <text:list-item>
                <text:p text:style-name="P42">Globale Funktion find_all_folders() hinzugefügt</text:p>
              </text:list-item>
              <text:list-item>
                <text:p text:style-name="P42">Model-Klassen User, Group und UserManager hinzugefügt</text:p>
              </text:list-item>
              <text:list-item>
                <text:p text:style-name="P42">"Nachricht des Tages" je Sprache</text:p>
              </text:list-item>
              <text:list-item>
                <text:p text:style-name="P42">Einstellung "Zugriffsbeschränkungen für neue Inhalte" hinzugefügt</text:p>
              </text:list-item>
              <text:list-item>
                <text:p text:style-name="P42">Das Modul oneclick_upgrade ist nun vorinstalliert</text:p>
              </text:list-item>
              <text:list-item>
                <text:p text:style-name="P42">Installer löscht sich nun selbst am Ende der Installation</text:p>
              </text:list-item>
              <text:list-item>
                <text:p text:style-name="P42">jscolor aktualisiert (Version 2.0.4)</text:p>
              </text:list-item>
              <text:list-item>
                <text:p text:style-name="P4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71595332" text:style-name="L2">
              <text:list-item>
                <text:p text:style-name="P45">Passwort vergessen verschickt nun Links zum Setzen eines neuen Passworts, statt direkt ein neues Passwort zu vergeben</text:p>
              </text:list-item>
              <text:list-item>
                <text:p text:style-name="P45">Fehlermeldung auf 404er Fehlerseiten in der Funktion Template::getHeadline() behoben</text:p>
              </text:list-item>
              <text:list-item>
                <text:p text:style-name="P45">Funktionen zur Ausgabe der Metadaten einer Seite entsprechen nun dem Namensschema</text:p>
              </text:list-item>
              <text:list-item>
                <text:p text:style-name="P45">Menüpunkt "Update" wird wieder angezeigt, wenn die Datei "update.php" vorhanden ist</text:p>
              </text:list-item>
              <text:list-item>
                <text:p text:style-name="P45">Menüpunkte werden nur noch angezeigt, wenn darauf die Zugriffsrechte hat</text:p>
              </text:list-item>
              <text:list-item>
                <text:p text:style-name="P45">Doppelklick auf "Paket installieren" Button erzeugt nun keinen Fehler mehr</text:p>
              </text:list-item>
              <text:list-item>
                <text:p text:style-name="P45">article_date wird nun korrekt gespeichert</text:p>
              </text:list-item>
              <text:list-item>
                <text:p text:style-name="P45">Username ist jetzt Unique</text:p>
              </text:list-item>
              <text:list-item>
                <text:p text:style-name="P45">get_article_meta gibt nun article_date als Unix_Timestamp zurück</text:p>
              </text:list-item>
              <text:list-item>
                <text:p text:style-name="P4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499414836" text:style-name="L3">
              <text:list-item>
                <text:p text:style-name="P49">Funktion SecurityHelper::hash_password() entfernt</text:p>
              </text:list-item>
              <text:list-item>
                <text:p text:style-name="P49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239266183" text:style-name="L4">
              <text:list-item>
                <text:p text:style-name="P50">Template für den Inhaltstyp „Liste“, ähnlich einem Blogarchiv</text:p>
              </text:list-item>
              <text:list-item>
                <text:p text:style-name="P50">Eigene Templates für den Inhaltstyp „Artikel“</text:p>
              </text:list-item>
              <text:list-item>
                <text:p text:style-name="P50">Wenn das Modul „search“ oder „extended_search“ installiert und eingerichtet ist, wird ein globales Suchfeld angezeigt</text:p>
                <text:p text:style-name="P50"><draw:frame draw:style-name="fr1" draw:name="Rahmen1" text:anchor-type="paragraph" svg:width="8.229cm" draw:z-index="13"><draw:text-box fo:min-height="17.568cm"><text:p text:style-name="Illustration"><draw:frame draw:style-name="fr5" draw:name="Bild3" text:anchor-type="as-char" svg:width="6.1cm" style:rel-width="74%" svg:height="13.023cm" style:rel-height="scale" draw:z-index="14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0" text:outline-level="2"/></draw:text-box></draw:frame></text:p>
              </text:list-item>
            </text:list>
            <text:h text:style-name="P2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8">Neben dem Menü-Icon befindet sich nun ein Icon zum leeren des Caches.</text:p>
            <text:p text:style-name="P48"><draw:frame draw:style-name="fr1" draw:name="Rahmen2" text:anchor-type="paragraph" svg:width="2.884cm" draw:z-index="15"><draw:text-box fo:min-height="1.429cm"><text:p text:style-name="Illustration"><draw:frame draw:style-name="fr5" draw:name="Bild4" text:anchor-type="as-char" svg:width="2.884cm" style:rel-width="100%" svg:height="1.429cm" style:rel-height="scale" draw:z-index="16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Es wird nun die Anzahl der gefundenen Datensätze angezeigt.</text:p>
            <text:h text:style-name="P2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Man kann nun in der metadata.json Datei eines Moduls den Inhaltstypen (type wie in der Datenbank) eine Model PHP-Klasse zuweisen.</text:p>
            <text:p text:style-name="P57">Beispielcode:</text:p>
            <text:p text:style-name="P56">{</text:p>
            <text:p text:style-name="P56"><text:s text:c="3"/>„type_classes“ : {</text:p>
            <text:p text:style-name="P56"><text:s text:c="9"/>„article“ : „CustomArticle“,</text:p>
            <text:p text:style-name="P56"><text:s text:c="9"/>„my“ : „MyContentType“,</text:p>
            <text:p text:style-name="P56"><text:s text:c="9"/>„other“ : „OtherContentType“</text:p>
            <text:p text:style-name="P56"><text:s text:c="3"/>}</text:p>
            <text:p text:style-name="P5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1"><draw:frame draw:style-name="fr1" draw:name="Rahmen3" text:anchor-type="paragraph" svg:width="9.509cm" draw:z-index="17"><draw:text-box fo:min-height="11.097cm"><text:p text:style-name="Illustration"><draw:frame draw:style-name="fr5" draw:name="Bild5" text:anchor-type="as-char" svg:width="8.557cm" style:rel-width="90%" svg:height="9.985cm" style:rel-height="scale" draw:z-index="18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PHP_ICO ist eine PHP Klasse, zur Generierung von Favicon Icons. PHP_ICO wurde auf Version 1.0.4 aktualisiert. Damit funktioniert die Funktion „Neues Favicon hochladen“ nun auch mit PHP 7.</text:p>
            <text:p text:style-name="P52"/>
          </text:deletion>
        </text:changed-region>
        <text:changed-region xml:id="ct104832080" text:id="ct104832080">
          <text:deletion>
            <office:change-info>
              <dc:creator>Unbekannter Autor</dc:creator>
              <dc:date>2017-04-18T21:57:00</dc:date>
            </office:change-info>
            <text:p text:style-name="P52"/>
            <text:h text:style-name="P31" text:outline-level="1"/>
          </text:deletion>
        </text:changed-region>
        <text:changed-region xml:id="ct104831840" text:id="ct104831840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52"><text:bookmark-start text:name="__RefHeading___Toc1673_302387322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"/></text:p>
          </text:deletion>
        </text:changed-region>
        <text:changed-region xml:id="ct104831600" text:id="ct104831600">
          <text:deletion>
            <office:change-info>
              <dc:creator>Unbekannter Autor</dc:creator>
              <dc:date>2017-04-18T21:49:00</dc:date>
            </office:change-info>
            <text:p text:style-name="P52"/>
            <text:h text:style-name="P37" text:outline-level="1"/>
          </text:deletion>
        </text:changed-region>
        <text:changed-region xml:id="ct104830400" text:id="ct104830400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3" draw:name="Bild1" text:anchor-type="paragraph" svg:width="17cm" svg:height="3.507cm" draw:z-index="12"><draw:image xlink:href="Pictures/10000201000002D700000096977E1755E72C248B.png" xlink:type="simple" xlink:show="embed" xlink:actuate="onLoad" loext:mime-type="image/png"/></draw:frame></text:p>
      <text:p text:style-name="P13"/>
      <text:p text:style-name="P12"/>
      <text:p text:style-name="P6">Neue Features in UliCMS <text:change text:change-id="ct104830640"/><text:change text:change-id="ct104830160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1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40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467_918909501" text:style-name="Index_20_Link" text:visited-style-name="Index_20_Link">Über dieses Dokument<text:tab/>1</text:a></text:p>
          <text:p text:style-name="P1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274_480734838" text:style-name="Index_20_Link" text:visited-style-name="Index_20_Link">Neue Features<text:tab/>2</text:a></text:p>
          <text:p text:style-name="P18"><text:a xlink:type="simple" xlink:href="#__RefHeading___Toc1216_597878350" text:style-name="Index_20_Link" text:visited-style-name="Index_20_Link">Neue API-Methoden<text:tab/>3</text:a></text:p>
          <text:p text:style-name="P18"><text:a xlink:type="simple" xlink:href="#__RefHeading___Toc1711_1447876176" text:style-name="Index_20_Link" text:visited-style-name="Index_20_Link">Entfernte API-Methoden<text:tab/>6</text:a></text:p>
          <text:p text:style-name="P18"><text:a xlink:type="simple" xlink:href="#__RefHeading___Toc1202_1520550948" text:style-name="Index_20_Link" text:visited-style-name="Index_20_Link">Verbesserungen<text:tab/>6</text:a></text:p>
          <text:p text:style-name="P18"><text:a xlink:type="simple" xlink:href="#__RefHeading___Toc1228_597878350" text:style-name="Index_20_Link" text:visited-style-name="Index_20_Link">Fehlerkorrekturen<text:tab/>6</text:a></text:p>
          <text:p text:style-name="P18"><text:a xlink:type="simple" xlink:href="#__RefHeading___Toc1230_597878350" text:style-name="Index_20_Link" text:visited-style-name="Index_20_Link">Entfernte Features<text:tab/>6</text:a></text:p>
          <text:p text:style-name="P18"><text:a xlink:type="simple" xlink:href="#__RefHeading___Toc1232_597878350" text:style-name="Index_20_Link" text:visited-style-name="Index_20_Link">Sicherheit<text:tab/>6</text:a></text:p>
          <text:p text:style-name="P19"><text:a xlink:type="simple" xlink:href="#__RefHeading___Toc1406_2376400726" text:style-name="Index_20_Link" text:visited-style-name="Index_20_Link">Detaillierte Beschreibung der neuen Features<text:tab/>7</text:a></text:p>
          <text:p text:style-name="P19"><text:a xlink:type="simple" xlink:href="#__RefHeading___Toc3214_778543409" text:style-name="Index_20_Link" text:visited-style-name="Index_20_Link">Durchführung der Installation<text:tab/>8</text:a></text:p>
          <text:p text:style-name="P19"><text:a xlink:type="simple" xlink:href="#__RefHeading___Toc3466_778543409" text:style-name="Index_20_Link" text:visited-style-name="Index_20_Link">Durchführung des Upgrades<text:tab/>9</text:a></text:p>
          <text:p text:style-name="P19"><text:a xlink:type="simple" xlink:href="#__RefHeading___Toc734_1061336504" text:style-name="Index_20_Link" text:visited-style-name="Index_20_Link">Benötigen Sie Hilfe?<text:tab/>10</text:a></text:p>
          <text:p text:style-name="P19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38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4831120"/><text:change text:change-id="ct104830880"/><text:span text:style-name="T3">2019.4.</text:span></text:p>
      <text:p text:style-name="P14"/>
      <text:h text:style-name="P22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2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8"><text:bookmark-start text:name="__RefHeading___Toc901_364092656"/>UliCMS ermöglicht die Erstellung und Verwaltung von kleinen und mittelgroßen Websites.<text:bookmark-end text:name="__RefHeading___Toc901_364092656"/></text:p>
      <text:h text:style-name="P33" text:outline-level="1"><text:bookmark-start text:name="__RefHeading___Toc3344_1558993862"/><text:change text:change-id="ct104831360"/>Zusammenfassung der Änderungen<text:bookmark-end text:name="__RefHeading___Toc3344_1558993862"/></text:h>
      <text:h text:style-name="P24" text:outline-level="2"><text:bookmark-start text:name="__RefHeading___Toc1274_480734838"/>Neue Features<text:bookmark-end text:name="__RefHeading___Toc1274_480734838"/></text:h>
      <text:list xml:id="list3665659158" text:style-name="L7">
        <text:list-item>
          <text:p>Automatische Einbindung von externen Medien</text:p>
        </text:list-item>
        <text:list-item>
          <text:p>Download-Quelle von Paketen nun in Infos hinterlegt</text:p>
        </text:list-item>
        <text:list-item>
          <text:p>Seitenverwaltung ist nun hierarchisch</text:p>
        </text:list-item>
        <text:list-item>
          <text:p>Neues Standardtheme "2020"</text:p>
        </text:list-item>
        <text:list-item>
          <text:p>Design-Einstellungen: Vorschaubild vom ausgewählten Theme</text:p>
        </text:list-item>
        <text:list-item>
          <text:p>Design-Einstellungen: Vorschau der gewählten Schriftart</text:p>
        </text:list-item>
        <text:list-item>
          <text:p>controller_function_permissions unterstützt nun Wildcards</text:p>
        </text:list-item>
        <text:list-item>
          <text:p>Sprachen können wieder gelöscht werden</text:p>
        </text:list-item>
        <text:list-item>
          <text:p>Design-Einstellungen können nun in SCSS Code als Variablen verwendet werden</text:p>
        </text:list-item>
        <text:list-item>
          <text:p>Username beim Login ist nun Case-Insensitive</text:p>
        </text:list-item>
      </text:list>
      <text:h text:style-name="Heading_20_2" text:outline-level="2"/>
      <text:h text:style-name="P29" text:outline-level="2"><text:bookmark-start text:name="__RefHeading___Toc1216_597878350"/>Neue API-Methoden<text:bookmark-end text:name="__RefHeading___Toc1216_597878350"/></text:h>
      <text:list xml:id="list2647191605" text:style-name="L8">
        <text:list-item>
          <text:p>ContentFactory::getAllByType($type, $order = "id")</text:p>
        </text:list-item>
        <text:list-item>
          <text:p>ContentFactory::getAllByParent($parent_id, $order = "id")</text:p>
        </text:list-item>
        <text:list-item>
          <text:p>Content-&gt;getChildren($order)</text:p>
        </text:list-item>
        <text:list-item>
          <text:p>Content-&gt;hasChildren()</text:p>
        </text:list-item>
        <text:list-item>
          <text:p>Page-&gt;getHistory()</text:p>
        </text:list-item>
        <text:list-item>
          <text:p>Page-&gt;getParent()</text:p>
        </text:list-item>
        <text:list-item>
          <text:p>Page-&gt;makeFrontPage()</text:p>
        </text:list-item>
        <text:list-item>
          <text:p>Page-&gt;makeErrorPage403(bool $enabled = true): void</text:p>
        </text:list-item>
        <text:list-item>
          <text:p>Page-&gt;makeErrorPage404(bool $enabled = true): void</text:p>
        </text:list-item>
        <text:list-item>
          <text:p>Page-&gt;isFrontPage()</text:p>
        </text:list-item>
        <text:list-item>
          <text:p>Page-&gt;isErrorPage403(): bool</text:p>
        </text:list-item>
        <text:list-item>
          <text:p>Page-&gt;isErrorPage404(): bool</text:p>
        </text:list-item>
        <text:list-item>
          <text:p>Page-&gt;isErrorPage(): bool</text:p>
        </text:list-item>
        <text:list-item>
          <text:p>Page-&gt;getDeletedAt()</text:p>
        </text:list-item>
        <text:list-item>
          <text:p>Audio_Page-&gt;getAudio(): ?Audio</text:p>
        </text:list-item>
        <text:list-item>
          <text:p>Audio_Page-&gt;setAudio(?Audio $audio): void</text:p>
        </text:list-item>
        <text:list-item>
          <text:p>Video_Page-&gt;getVideo(): ?Video</text:p>
        </text:list-item>
        <text:list-item>
          <text:p>Video_Page-&gt;setVideo(?Video $video): void</text:p>
        </text:list-item>
        <text:list-item>
          <text:p>Video::getAll(string $order = "id"): array</text:p>
        </text:list-item>
        <text:list-item>
          <text:p>Audio::getAll(string $order = "id"): array</text:p>
        </text:list-item>
        <text:list-item>
          <text:p>Video-&gt;getWidth(): ?int</text:p>
        </text:list-item>
        <text:list-item>
          <text:p>Video-&gt;getHeight(): ?int</text:p>
        </text:list-item>
        <text:list-item>
          <text:p>Video-&gt;setWidth(?int $val): void</text:p>
        </text:list-item>
        <text:list-item>
          <text:p>Video-&gt;setHeight(?int $val): void</text:p>
        </text:list-item>
        <text:list-item>
          <text:p>TypeMapper::getModel($type)</text:p>
        </text:list-item>
        <text:list-item>
          <text:p>File::deleteIfExists($file)</text:p>
        </text:list-item>
        <text:list-item>
          <text:p>ActionRegistry::getAction($action)</text:p>
        </text:list-item>
        <text:list-item>
          <text:p>ActionRegistry::getActions()</text:p>
        </text:list-item>
        <text:list-item>
          <text:p><text:soft-page-break/>User-&gt;checkPassword($password)</text:p>
        </text:list-item>
        <text:list-item>
          <text:p>User-&gt;toSessionData()</text:p>
        </text:list-item>
        <text:list-item>
          <text:p>User-&gt;registerSession($redirect)</text:p>
        </text:list-item>
        <text:list-item>
          <text:p>User:fromSessionData()</text:p>
        </text:list-item>
        <text:list-item>
          <text:p>Comment::getReadCount()</text:p>
        </text:list-item>
        <text:list-item>
          <text:p>Comment::getAllCount()</text:p>
        </text:list-item>
        <text:list-item>
          <text:p>Database::createSchema($name)</text:p>
        </text:list-item>
        <text:list-item>
          <text:p>Model-&gt;isPersistent()</text:p>
        </text:list-item>
        <text:list-item>
          <text:p>Model-&gt;hasChanges()</text:p>
        </text:list-item>
        <text:list-item>
          <text:p>Module-&gt;isInstalled()</text:p>
        </text:list-item>
        <text:list-item>
          <text:p>Module-&gt;getShortCode()</text:p>
        </text:list-item>
        <text:list-item>
          <text:p>ModuleHelper::getMainClass(string $module): ?Controller</text:p>
        </text:list-item>
        <text:list-item>
          <text:p>StringHelper::isUpperCase(string $val): bool</text:p>
        </text:list-item>
        <text:list-item>
          <text:p>StringHelper::isLowerCase(string $val): bool</text:p>
        </text:list-item>
        <text:list-item>
          <text:p>ArrayHelper::flatten($input)</text:p>
        </text:list-item>
        <text:list-item>
          <text:p>PackageManager-&gt;isInstalled($package, $type = PackageTypes::TYPE_MODULE)</text:p>
        </text:list-item>
        <text:list-item>
          <text:p>UliCMS\HTML\icon($classes, $htmlAttributes = array())</text:p>
        </text:list-item>
        <text:list-item>
          <text:p>UliCMS\HTML\stringContainsHtml($string)</text:p>
        </text:list-item>
        <text:list-item>
          <text:p>UliCMS\HTML\link($url, $text, $allowHtml = false, $target = null, $htmlAttributes = array())</text:p>
        </text:list-item>
        <text:list-item>
          <text:p>UliCMS\HTML\buttonLink($url, $text, $type = null, $allowHtml = false, $target = null, $htmlAttributes = array())</text:p>
        </text:list-item>
        <text:list-item>
          <text:p>UliCMS\HTML\Button::button($text, $type = ButtonType::BUTTON_SUBMIT, $htmlAttributes = [], $allowHtml = false)</text:p>
        </text:list-item>
        <text:list-item>
          <text:p>UliCMS\HTML\Button::default($text, $type = ButtonType::BUTTON_SUBMIT, $htmlAttributes = [], $allowHtml = false)</text:p>
        </text:list-item>
        <text:list-item>
          <text:p>UliCMS\HTML\Button::primary($text, $type = ButtonType::BUTTON_SUBMIT, $htmlAttributes = [], $allowHtml = false)</text:p>
        </text:list-item>
        <text:list-item>
          <text:p>UliCMS\HTML\Button::info($text, $type = ButtonType::BUTTON_SUBMIT, $htmlAttributes = [], $allowHtml = false)</text:p>
        </text:list-item>
        <text:list-item>
          <text:p>UliCMS\HTML\Button::warning($text, $type = ButtonType::BUTTON_SUBMIT, $htmlAttributes = [], $allowHtml = false)</text:p>
        </text:list-item>
        <text:list-item>
          <text:p><text:soft-page-break/>UliCMS\HTML\Button::danger($text, $type = ButtonType::BUTTON_SUBMIT, $htmlAttributes = [], $allowHtml = false)</text:p>
        </text:list-item>
        <text:list-item>
          <text:p>UliCMS\HTML\Button::link($text, $type = ButtonType::BUTTON_SUBMIT, $htmlAttributes = [], $allowHtml = false)</text:p>
        </text:list-item>
        <text:list-item>
          <text:p>NumberFormatHelper::timestampToHtml5Datetime($timestamp = null)</text:p>
        </text:list-item>
        <text:list-item>
          <text:p>is_today($datetime = null)</text:p>
        </text:list-item>
        <text:list-item>
          <text:p>is_tomorrow($datetime = null)</text:p>
        </text:list-item>
        <text:list-item>
          <text:p>is_yesterday($datetime = null)</text:p>
        </text:list-item>
        <text:list-item>
          <text:p>is_past($datetime = null)</text:p>
        </text:list-item>
        <text:list-item>
          <text:p>is_future($datetime = null)</text:p>
        </text:list-item>
        <text:list-item>
          <text:p>get_carbon($datetime = null)</text:p>
        </text:list-item>
        <text:list-item>
          <text:p>_t(string $name, array $placeholders = [])</text:p>
        </text:list-item>
        <text:list-item>
          <text:p>t(string $name, array $placeholders = [])</text:p>
        </text:list-item>
        <text:list-item>
          <text:p>singularOrPlural(int $count, string $singular, string $plural)</text:p>
        </text:list-item>
        <text:list-item>
          <text:p>is_zero($number)</text:p>
        </text:list-item>
        <text:list-item>
          <text:p>midnight($datetime = null)</text:p>
        </text:list-item>
        <text:list-item>
          <text:p>midday($datetime = null)</text:p>
        </text:list-item>
        <text:list-item>
          <text:p>end_of_day($datetime = null)</text:p>
        </text:list-item>
        <text:list-item>
          <text:p>is_midnight($datetime = null)</text:p>
        </text:list-item>
        <text:list-item>
          <text:p>is_end_of_day($datetime = null)</text:p>
        </text:list-item>
        <text:list-item>
          <text:p>is_midday($datetime = null)</text:p>
        </text:list-item>
        <text:list-item>
          <text:p>is_zero($val)</text:p>
        </text:list-item>
        <text:list-item>
          <text:p>is_decimal($val): bool</text:p>
        </text:list-item>
        <text:list-item>
          <text:p>stringContainsShortCodes(string $content, ?string $module = null): bool</text:p>
        </text:list-item>
      </text:list>
      <text:h text:style-name="P27" text:outline-level="2"/>
      <text:h text:style-name="P29" text:outline-level="2"><text:bookmark-start text:name="__RefHeading___Toc1711_1447876176"/>Entfernte API-Methoden<text:bookmark-end text:name="__RefHeading___Toc1711_1447876176"/></text:h>
      <text:list xml:id="list798415159" text:style-name="L9">
        <text:list-item>
          <text:p text:style-name="P59"><text:span text:style-name="T19">a</text:span>ddUser()</text:p>
        </text:list-item>
        <text:list-item>
          <text:p text:style-name="P59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199889052" text:style-name="L10">
        <text:list-item>
          <text:p text:style-name="P60">Ein- und Ausblenden der Filter in der Seitenliste ist nun schneller</text:p>
        </text:list-item>
        <text:list-item>
          <text:p text:style-name="P60">Auf iOS Geräten wird nun für alle scrollbaren Bereiche impulsbasiertes Scrolling verwendet</text:p>
        </text:list-item>
      </text:list>
      <text:h text:style-name="P26" text:outline-level="2"><text:bookmark-start text:name="__RefHeading___Toc1228_597878350"/>Fehlerkorrekturen<text:bookmark-end text:name="__RefHeading___Toc1228_597878350"/></text:h>
      <text:list xml:id="list1359995987" text:style-name="L11">
        <text:list-item>
          <text:p text:style-name="P61">datetime-local Eingabefelder auf iOS Safari sind immer ungültig</text:p>
        </text:list-item>
        <text:list-item>
          <text:p text:style-name="P61">Das Speichern des States der DataTables ist fehlerhaft</text:p>
        </text:list-item>
        <text:list-item>
          <text:p text:style-name="P61">Einige Stellen an denen Texte hardgecodet waren sind nun korrekt lokalisiert</text:p>
        </text:list-item>
        <text:list-item>
          <text:p text:style-name="P61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2874243062" text:style-name="L12">
        <text:list-item>
          <text:p text:style-name="P62"><text:span text:style-name="T18">Unterstützung für veraltete unsichere Passwortverschlüsselung entfernt <text:s text:c="36"/></text:span></text:p>
        </text:list-item>
        <text:list-item>
          <text:p text:style-name="P62"><text:span text:style-name="T18">Unbenutztes Feld "Homepage" in den Metadaten eines Artikels entfernt</text:span></text:p>
        </text:list-item>
        <text:list-item>
          <text:p text:style-name="P62"><text:span text:style-name="T18">Feld "Open Graph - Typ" entfernt</text:span></text:p>
        </text:list-item>
      </text:list>
      <text:h text:style-name="P25" text:outline-level="2"><text:bookmark-start text:name="__RefHeading___Toc1232_597878350"/>Sicherheit<text:bookmark-end text:name="__RefHeading___Toc1232_597878350"/></text:h>
      <text:list xml:id="list197678539" text:style-name="L13">
        <text:list-item>
          <text:p text:style-name="P63"><text:span text:style-name="T20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20">)</text:span></text:p>
        </text:list-item>
      </text:list>
      <text:h text:style-name="P35" text:outline-level="1"><text:bookmark-start text:name="__RefHeading___Toc1406_2376400726"/>Detaillierte Beschreibung der neuen Features<text:bookmark-end text:name="__RefHeading___Toc1406_2376400726"/></text:h>
      <text:p text:style-name="Standard">[...]</text:p>
      <text:h text:style-name="P32" text:outline-level="1"><text:bookmark-start text:name="__RefHeading___Toc3214_778543409"/>Durchführung der Installation<text:bookmark-end text:name="__RefHeading___Toc3214_778543409"/><text:change text:change-id="ct104832320"/><text:change text:change-id="ct104832080"/><text:change text:change-id="ct104831840"/><text:change text:change-id="ct104831600"/><text:change text:change-id="ct104830400"/></text:h>
      <text:list xml:id="list2405601172" text:style-name="L5">
        <text:list-item>
          <text:p text:style-name="P51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46">Wenn Sie UliCMS in de<text:span text:style-name="T16">m</text:span> Hauptordner hochgeladen haben, rufen Sie [www.ihredomain.de]/installer im Browser auf.</text:p>
        </text:list-item>
        <text:list-item>
          <text:p text:style-name="P46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6">Folgen Sie den Anweisungen des Installationsassistenten.</text:p>
        </text:list-item>
        <text:list-item>
          <text:p text:style-name="P47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2" text:outline-level="1"><text:bookmark-start text:name="__RefHeading___Toc3466_778543409"/>Durchführung des Upgrades<text:bookmark-end text:name="__RefHeading___Toc3466_778543409"/></text:h>
      <text:p text:style-name="P5">[...]</text:p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5"><text:a xlink:type="simple" xlink:href="#Schaubild!0|sequence" text:style-name="Index_20_Link" text:visited-style-name="Index_20_Link"><text:s/>Schaubild 1: Footer Text bearbeiten<text:tab/>9</text:a></text:p>
          <text:p text:style-name="P15"><text:a xlink:type="simple" xlink:href="#Schaubild!1|sequence" text:style-name="Index_20_Link" text:visited-style-name="Index_20_Link"><text:s/>Schaubild 2: An/Aus Schalter<text:tab/>10</text:a></text:p>
          <text:p text:style-name="P15"><text:a xlink:type="simple" xlink:href="#Schaubild!2|sequence" text:style-name="Index_20_Link" text:visited-style-name="Index_20_Link"><text:s/>Schaubild 3: Icon mit Anzahl der ungelesenen Icons<text:tab/>10</text:a></text:p>
          <text:p text:style-name="P15"><text:a xlink:type="simple" xlink:href="#Schaubild!3|sequence" text:style-name="Index_20_Link" text:visited-style-name="Index_20_Link"><text:s/>Schaubild 4: Benutzerdefinierte Werte (JSON) mit invaliden JSON<text:tab/>11</text:a></text:p>
          <text:p text:style-name="P15"><text:a xlink:type="simple" xlink:href="#Schaubild!4|sequence" text:style-name="Index_20_Link" text:visited-style-name="Index_20_Link"><text:s/>Schaubild 5: Überarbeitetes Formular zum Bearbeiten von Usern<text:tab/>12</text:a></text:p>
          <text:p text:style-name="P15"><text:a xlink:type="simple" xlink:href="#Schaubild!5|sequence" text:style-name="Index_20_Link" text:visited-style-name="Index_20_Link"><text:s/>Schaubild 6: Warnung wegen einer veralteten PHP Version<text:tab/>12</text:a></text:p>
          <text:p text:style-name="P15"><text:a xlink:type="simple" xlink:href="#Schaubild!6|sequence" text:style-name="Index_20_Link" text:visited-style-name="Index_20_Link"><text:s/>Schaubild 7: Anzeige der Passwortsicherheit<text:tab/>13</text:a></text:p>
          <text:p text:style-name="P15"><text:a xlink:type="simple" xlink:href="#Schaubild!7|sequence" text:style-name="Index_20_Link" text:visited-style-name="Index_20_Link"><text:s/>Schaubild 8: Verfügbare Pakete<text:tab/>14</text:a></text:p>
          <text:p text:style-name="P15"><text:a xlink:type="simple" xlink:href="#Schaubild!8|sequence" text:style-name="Index_20_Link" text:visited-style-name="Index_20_Link"><text:s/>Schaubild 9: Überarbeitetes User Interface zum Verwalten von Sprachen<text:tab/>15</text:a></text:p>
          <text:p text:style-name="P15"><text:a xlink:type="simple" xlink:href="#Schaubild!9|sequence" text:style-name="Index_20_Link" text:visited-style-name="Index_20_Link"><text:s/>Schaubild 10: Beispiel für Alert::danger()<text:tab/>16</text:a></text:p>
          <text:p text:style-name="P15"><text:a xlink:type="simple" xlink:href="#Schaubild!10|sequence" text:style-name="Index_20_Link" text:visited-style-name="Index_20_Link"><text:s/>Schaubild 11: HTML-Code mit $allowHtml = false<text:tab/>16</text:a></text:p>
          <text:p text:style-name="P15"><text:a xlink:type="simple" xlink:href="#Schaubild!11|sequence" text:style-name="Index_20_Link" text:visited-style-name="Index_20_Link"><text:s/>Schaubild 12: HTML-Code mit $allowHtml = true<text:tab/>16</text:a>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sans-serif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977E1755E72C248B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4T07:37:55.765999685">24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1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8H27M2S</meta:editing-duration>
    <meta:editing-cycles>1489</meta:editing-cycles>
    <meta:generator>LibreOffice/6.2.4.2$Windows_X86_64 LibreOffice_project/2412653d852ce75f65fbfa83fb7e7b669a126d64</meta:generator>
    <dc:date>2019-09-24T07:37:55.445000000</dc:date>
    <meta:document-statistic meta:table-count="0" meta:image-count="7" meta:object-count="0" meta:page-count="12" meta:paragraph-count="160" meta:word-count="874" meta:character-count="7282" meta:non-whitespace-character-count="6617"/>
  </office:meta>
</office:document-meta>
</file>